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background-color="#FFFFFF"/>
    </style:style>
    <style:style style:name="T2" style:parent-style-name="DefaultParagraphFont" style:family="text">
      <style:text-properties style:font-name="Comic Sans MS" style:font-name-asian="Times New Roman" style:font-name-complex="Segoe UI" fo:font-weight="bold" style:font-weight-asian="bold" style:font-weight-complex="bold" fo:color="#464855" fo:font-size="18pt" style:font-size-asian="18pt" style:font-size-complex="18pt" style:language-asian="fr" style:country-asian="FR"/>
    </style:style>
    <style:style style:name="P3"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4" style:parent-style-name="Standard" style:family="paragraph">
      <style:paragraph-properties fo:margin-bottom="0.1944in"/>
    </style:style>
    <style:style style:name="T5"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6" style:parent-style-name="Standard" style:family="paragraph">
      <style:paragraph-properties fo:margin-bottom="0.1944in"/>
    </style:style>
    <style:style style:name="T7"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1"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2" style:parent-style-name="Standard" style:family="paragraph">
      <style:paragraph-properties fo:margin-bottom="0.1944in"/>
    </style:style>
    <style:style style:name="T13"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1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5"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6" style:parent-style-name="Standard" style:family="paragraph">
      <style:paragraph-properties fo:margin-bottom="0.1944in"/>
    </style:style>
    <style:style style:name="T17"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18" style:parent-style-name="Standard" style:family="paragraph">
      <style:paragraph-properties fo:margin-bottom="0.1944in"/>
    </style:style>
    <style:style style:name="T19"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20" style:parent-style-name="Standard" style:family="paragraph">
      <style:paragraph-properties fo:margin-bottom="0.1944in"/>
    </style:style>
    <style:style style:name="T2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2"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7" style:parent-style-name="Standard" style:family="paragraph">
      <style:paragraph-properties fo:margin-bottom="0.1944in"/>
    </style:style>
    <style:style style:name="T2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2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0" style:parent-style-name="Standard" style:family="paragraph">
      <style:paragraph-properties fo:margin-bottom="0.1944in"/>
    </style:style>
    <style:style style:name="P31" style:parent-style-name="Standard" style:family="paragraph">
      <style:paragraph-properties fo:margin-bottom="0.1944in"/>
    </style:style>
    <style:style style:name="T32"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33" style:parent-style-name="Standard" style:family="paragraph">
      <style:paragraph-properties fo:margin-bottom="0.1944in"/>
    </style:style>
    <style:style style:name="T3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7" style:parent-style-name="Standard" style:family="paragraph">
      <style:paragraph-properties fo:margin-bottom="0.1944in"/>
    </style:style>
    <style:style style:name="T3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40" style:parent-style-name="Standard" style:family="paragraph">
      <style:paragraph-properties fo:margin-bottom="0.1944in"/>
    </style:style>
    <style:style style:name="P41" style:parent-style-name="Standard" style:family="paragraph">
      <style:paragraph-properties fo:margin-bottom="0.1944in"/>
    </style:style>
    <style:style style:name="T42"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T43" style:parent-style-name="DefaultParagraphFont" style:family="text">
      <style:text-properties style:font-name="Comic Sans MS" style:font-name-asian="Times New Roman" style:font-name-complex="Segoe UI" fo:color="#464855" fo:font-size="16pt" style:font-size-asian="16pt" style:font-size-complex="16pt" style:language-asian="fr" style:country-asian="FR"/>
    </style:style>
    <style:style style:name="P44" style:parent-style-name="Standard" style:family="paragraph">
      <style:paragraph-properties fo:margin-bottom="0.1944in"/>
    </style:style>
    <style:style style:name="T4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4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47"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48" style:parent-style-name="Standard" style:family="paragraph">
      <style:paragraph-properties fo:margin-bottom="0.1944in"/>
    </style:style>
    <style:style style:name="T4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50" style:parent-style-name="Standard" style:family="paragraph">
      <style:paragraph-properties fo:margin-bottom="0.1944in"/>
    </style:style>
    <style:style style:name="T5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52"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5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54" style:parent-style-name="Standard" style:family="paragraph">
      <style:paragraph-properties fo:margin-bottom="0.1944in"/>
    </style:style>
    <style:style style:name="P55" style:parent-style-name="Standard" style:family="paragraph">
      <style:paragraph-properties fo:margin-bottom="0.1944in"/>
    </style:style>
    <style:style style:name="T56"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57" style:parent-style-name="Standard" style:family="paragraph">
      <style:paragraph-properties fo:margin-bottom="0.1944in"/>
    </style:style>
    <style:style style:name="T5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5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60" style:parent-style-name="Standard" style:family="paragraph">
      <style:paragraph-properties fo:margin-bottom="0.1944in"/>
    </style:style>
    <style:style style:name="T61"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62" style:parent-style-name="Standard" style:family="paragraph">
      <style:paragraph-properties fo:margin-bottom="0.1944in"/>
    </style:style>
    <style:style style:name="T6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6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65"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66"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office:automatic-styles>
  <office:body>
    <office:text text:use-soft-page-breaks="true">
      <text:h text:style-name="P1" text:outline-level="2"><text:span text:style-name="T2">Some useful websites for front-end development</text:span></text:h>
      <text:h text:style-name="P3" text:outline-level="2"/>
      <text:h text:style-name="P4" text:outline-level="2"><text:span text:style-name="T5">1. Introduction</text:span></text:h>
      <text:h text:style-name="P6" text:outline-level="2"><text:span text:style-name="T7">In this resource, some great tips on how to make pretty sites and not look like a yokel when you talk to an expert on the subject head on. We'll cover:</text:span></text:h>
      <text:h text:style-name="P8" text:outline-level="2">- Icons =&gt; Font<text:s/>Awesome</text:h>
      <text:h text:style-name="P9" text:outline-level="2">- Photos =&gt; Pexels / Unsplash</text:h>
      <text:h text:style-name="P10" text:outline-level="2">- Fonts =&gt; Google Fonts</text:h>
      <text:h text:style-name="P11" text:outline-level="2"/>
      <text:h text:style-name="P12" text:outline-level="2"><text:span text:style-name="T13">2. History</text:span></text:h>
      <text:h text:style-name="P14" text:outline-level="2">Well ...</text:h>
      <text:h text:style-name="P15" text:outline-level="2"/>
      <text:h text:style-name="P16" text:outline-level="2"><text:span text:style-name="T17">3. The resource</text:span></text:h>
      <text:h text:style-name="P18" text:outline-level="2"><text:span text:style-name="T19">3.1. Font Awesome icons</text:span></text:h>
      <text:h text:style-name="P20" text:outline-level="2"><text:span text:style-name="T21">Most of websites use small and easy to decipher icons to represent actions and guide the user. For example, an arrow or a magnifying</text:span><text:span text:style-name="T22"><text:s/>glass (to symbolize a search) or all the icons on the left side of the menu of your THP dashboard. As you saw in the Google project, it's a bit tedious to insert each icon by hand with an image. Plus, they can usually change color and expand without losin</text:span><text:span text:style-name="T23">g quality. Anyway, how to do it<text:s/></text:span><text:span text:style-name="T24">🤔</text:span><text:span text:style-name="T25">?</text:span></text:h>
      <text:h text:style-name="P26" text:outline-level="2">The solution lies in icon libraries that can be easily called with tags: this is what Font Awesome offers. To import it, put the CDN (like with Bootstrap) in your header, look for an icon on their site, insert it in your<text:s/>body with the &lt;i class="fas *fa-search*"&gt;&lt;/i&gt; element (where *fa-search* is replaced by the name of the icon), and glory to you!</text:h>
      <text:h text:style-name="P27" text:outline-level="2"><text:span text:style-name="T28">As usual about front end, W3Schools has a great tutorial on the topic. They also talk about other libraries, like Google<text:s/></text:span><text:span text:style-name="T29">icons.</text:span></text:h>
      <text:h text:style-name="P30" text:outline-level="2"/>
      <text:h text:style-name="P31" text:outline-level="2"><text:span text:style-name="T32">3.2. Amazing pictures</text:span></text:h>
      <text:h text:style-name="P33" text:outline-level="2"><text:span text:style-name="T34">Sometimes, you will need to put "stock photos" on your site (= free photos) to liven up your text. You will have to search for them and put them on your site. The problem with Google Images is that you'll<text:s/></text:span><text:soft-page-break/><text:span text:style-name="T35">only get results that</text:span><text:span text:style-name="T36"><text:s/>look ridiculous, and your site will look more like a bad PowerPoint presentation of a pseudo-consultant than the next Airbnb.</text:span></text:h>
      <text:h text:style-name="P37" text:outline-level="2"><text:span text:style-name="T38">We're offering you the solution on a silver platter: Pexels and Unsplash. These sites allow you to search a database of photos wi</text:span><text:span text:style-name="T39">th modern standards: pastel tones, high contrast, dreamy settings, natural look. To wrap it up, their photos are so beautiful that you'd think you were in a Hoyte van Hoytema movie, and no longer in front of a bunch of 5 individuals with cringe smiles.</text:span></text:h>
      <text:h text:style-name="P40" text:outline-level="2"/>
      <text:h text:style-name="P41" text:outline-level="2"><text:span text:style-name="T42">3.</text:span><text:span text:style-name="T43">3. Google Fonts</text:span></text:h>
      <text:h text:style-name="P44" text:outline-level="2"><text:span text:style-name="T45">Sometimes you want to change the font of your website. The reference resource for this is Google Fonts, the Google site that lists free and cool fonts. How to use it? Locate the font(s) you are interested in (for example<text:s/></text:span><text:span text:style-name="T46">Montserrat), then add them by clicking on the "+" ("Select this font"). The bottom right box ("x Family selected") allows you to retrieve the line of code to place in the head (in this case &lt;link href="https://fonts.googleapis.com/css?family=Montserrat" re</text:span><text:span text:style-name="T47">l="stylesheet"&gt;).</text:span></text:h>
      <text:h text:style-name="P48" text:outline-level="2"><text:span text:style-name="T49">All you have to do is call the font in your CSS file and you're done! Google is really on top: the "Family selected" insert even gives you the exact syntax to use. In our case: font-family: 'Montserrat', sans-serif;</text:span></text:h>
      <text:h text:style-name="P50" text:outline-level="2"><text:span text:style-name="T51">If you don't know anyt</text:span><text:span text:style-name="T52">hing about design and fonts, the super corsair Sandrine has made a little design guide that is very nice when you're a beginner. Moreover, TypeWolf references every day websites with the most beautiful fonts of the moment. With this, you'll be armed to hav</text:span><text:span text:style-name="T53">e the prettiest website!</text:span></text:h>
      <text:h text:style-name="P54" text:outline-level="2"/>
      <text:h text:style-name="P55" text:outline-level="2"><text:span text:style-name="T56">4. To recap</text:span></text:h>
      <text:p text:style-name="P57"><text:span text:style-name="T58">To add great icons to your site, use Font Awesome. To get nice pictures, use Pexels and Unsplash. To easily add fonts to your site, use Google Fonts.</text:span></text:p>
      <text:p text:style-name="P59"/>
      <text:h text:style-name="P60" text:outline-level="2"><text:span text:style-name="T61">5. To go further</text:span></text:h>
      <text:h text:style-name="P62" text:outline-level="2"><text:span text:style-name="T63">There is already a lot of information, we will not</text:span><text:span text:style-name="T64"><text:s/>push further<text:s/></text:span><text:span text:style-name="T65">😉</text:span><text:span text:style-name="T66">=&gt; Now, we must practice a lot!</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eu Paradis</dc:creator>
    <meta:creation-date>2021-06-06T20:08:00Z</meta:creation-date>
    <dc:date>2021-06-06T20:18:00Z</dc:date>
    <meta:template xlink:href="Normal" xlink:type="simple"/>
    <meta:editing-cycles>7</meta:editing-cycles>
    <meta:editing-duration>PT120S</meta:editing-duration>
    <meta:document-statistic meta:page-count="2" meta:paragraph-count="6" meta:word-count="512" meta:character-count="3322" meta:row-count="23" meta:non-whitespace-character-count="2816"/>
  </office:meta>
</office:document-meta>
</file>